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1e437" officeooo:paragraph-rsid="0011e437"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304b6" officeooo:paragraph-rsid="001304b6"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304b6" officeooo:paragraph-rsid="001e27f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e27f0" officeooo:paragraph-rsid="001e27f0" style:font-weight-asian="normal" style:font-weight-complex="normal"/>
    </style:style>
    <style:style style:name="P13"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4"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5"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6" style:family="paragraph" style:parent-style-name="Standard">
      <style:paragraph-properties fo:text-align="justify" style:justify-single-word="false"/>
      <style:text-properties style:text-underline-style="none" fo:font-weight="bold" officeooo:rsid="001c8f69" officeooo:paragraph-rsid="001c8f69" style:font-weight-asian="bold" style:font-weight-complex="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18"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20"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21"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8" style:family="paragraph" style:parent-style-name="Standard" style:list-style-name="L3">
      <style:paragraph-properties fo:text-align="justify" style:justify-single-word="false"/>
      <style:text-properties officeooo:paragraph-rsid="001bd30a"/>
    </style:style>
    <style:style style:name="P29" style:family="paragraph" style:parent-style-name="Standard">
      <style:paragraph-properties fo:text-align="justify" style:justify-single-word="false"/>
      <style:text-properties officeooo:paragraph-rsid="001bd30a"/>
    </style:style>
    <style:style style:name="P30" style:family="paragraph" style:parent-style-name="Standard">
      <style:paragraph-properties fo:text-align="justify" style:justify-single-word="false"/>
      <style:text-properties officeooo:rsid="001bd30a" officeooo:paragraph-rsid="001bd30a"/>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fo:font-weight="normal" officeooo:rsid="001304b6" style:font-weight-asian="normal" style:font-weight-complex="normal"/>
    </style:style>
    <style:style style:name="T5" style:family="text">
      <style:text-properties style:text-underline-style="none" fo:font-weight="normal" officeooo:rsid="001304b6" style:font-weight-asian="normal" style:font-weight-complex="normal"/>
    </style:style>
    <style:style style:name="T6" style:family="text">
      <style:text-properties officeooo:rsid="0015e8b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69e1c"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bd30a" style:font-style-asian="normal" style:font-weight-asian="normal" style:font-style-complex="normal" style:font-weight-complex="normal"/>
    </style:style>
    <style:style style:name="T12" style:family="text">
      <style:text-properties officeooo:rsid="00169e1c"/>
    </style:style>
    <style:style style:name="T13" style:family="text">
      <style:text-properties officeooo:rsid="00183ea0"/>
    </style:style>
    <style:style style:name="T14" style:family="text">
      <style:text-properties officeooo:rsid="001bd3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7">By Liam Wardle and Jack Williams</text:p>
      <text:p text:style-name="P1"/>
      <text:p text:style-name="P13">What is uPd8?</text:p>
      <text:p text:style-name="P13"/>
      <text:p text:style-name="P8">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8"/>
      <text:p text:style-name="P8">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8"/>
      <text:p text:style-name="P8">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8"/>
      <text:p text:style-name="P8">Please note that due to the nature of this project, the client side of the website will not have much functionality until the server side is implemented. It is possible that the server side is where we will show most of our work.</text:p>
      <text:p text:style-name="P6"/>
      <text:p text:style-name="P14">Page width</text:p>
      <text:p text:style-name="P14"/>
      <text:p text:style-name="P5"><text:span text:style-name="T6">The first thing we decided on is how we wanted to display the page. Naturally, we wanted a fluid design which would adapt to many display sizes. We would still need to set a reasonable limit on how narrow we would allow the page to go.</text:span></text:p>
      <text:p text:style-name="P5"/>
      <text:p text:style-name="P5"><text:span text:style-name="T6">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8691109933452820432" text:style-name="L1">
        <text:list-item>
          <text:p text:style-name="P3">Smallest expected PC resolution (800x600) – <text:span text:style-name="T1">800px</text:span></text:p>
        </text:list-item>
        <text:list-item>
          <text:p text:style-name="P3">Half the screen of a larger resolution (1280x720) –<text:span text:style-name="T1"> 640px</text:span></text:p>
        </text:list-item>
        <text:list-item>
          <text:p text:style-name="P3">Typical smartphone (720x1280) – <text:span text:style-name="T1">720px</text:span></text:p>
        </text:list-item>
      </text:list>
      <text:p text:style-name="P4"/>
      <text:p text:style-name="P4"><text:span text:style-name="T2">The mi</text:span>nimum of these is 640 pixels, so that seems like a good target. <text:span text:style-name="T6">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4"/>
      <text:p text:style-name="P15">General Design</text:p>
      <text:p text:style-name="P15"/>
      <text:list xml:id="list7840904518646494781" text:style-name="L2">
        <text:list-item>
          <text:p text:style-name="P20">Colour scheme</text:p>
        </text:list-item>
        <text:list-item>
          <text:p text:style-name="P20">Page layout</text:p>
        </text:list-item>
        <text:list-item>
          <text:p text:style-name="P20">Background (<text:span text:style-name="T13">with </text:span>gradient <text:span text:style-name="T13">and fallbacks</text:span>)</text:p>
        </text:list-item>
        <text:list-item>
          <text:p text:style-name="P20">Horizontal navigation bar</text:p>
        </text:list-item>
        <text:list-item>
          <text:p text:style-name="P21">Footer</text:p>
        </text:list-item>
      </text:list>
      <text:p text:style-name="P18"><text:soft-page-break/></text:p>
      <text:p text:style-name="P22"><text:span text:style-name="T7">CSS</text:span></text:p>
      <text:p text:style-name="P22"/>
      <text:p text:style-name="P19">We can probably add more here regarding specifics.</text:p>
      <text:p text:style-name="P23"/>
      <text:p text:style-name="P22"><text:span text:style-name="T8">We used CSS to handle all of our style. Rather than have everything in one big CSS file, we chose to split it into several small modules. Whilst this meant adding a bit more HTML to each page </text:span><text:span text:style-name="T9">to link all these in, it made the CSS files much easier for us to read and work with. It also made it easier to add and remove modules, depending on what the page was using.</text:span></text:p>
      <text:p text:style-name="P22"/>
      <text:p text:style-name="P22"><text:span text:style-name="T7">GIMP</text:span></text:p>
      <text:p text:style-name="P22"/>
      <text:p text:style-name="P18">Talk a bit about using GIMP for the logo</text:p>
      <text:p text:style-name="P18"/>
      <text:p text:style-name="P26"><text:span text:style-name="T12">Homepage Slideshow</text:span></text:p>
      <text:p text:style-name="P26"/>
      <text:p text:style-name="P23">We wanted the homepage to feature a prominent image slideshow, demonstrating some of the site's key features (as well as some our <text:span text:style-name="T14">JavaScript</text:span> skills). Using <text:span text:style-name="T14">JavaScript</text:span> to periodically change the target image location was relatively trivial. However, having the image just change was not very visually pleasing. We wanted to add a transition between each image, which took a bit more research.</text:p>
      <text:p text:style-name="P23"/>
      <text:p text:style-name="P24">Looking online, <text:span text:style-name="T14">most of the solutions we found involved buying proprietary code, which we obviously did not want to do. Other than that we found two main methods. Both of these use CSS to have the opacity of an image change smoothly over time:</text:span></text:p>
      <text:p text:style-name="P24"/>
      <text:list xml:id="list6230046205721114952" text:style-name="L3">
        <text:list-item>
          <text:p text:style-name="P28"><text:span text:style-name="T11">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span></text:p>
        </text:list-item>
        <text:list-item>
          <text:p text:style-name="P28"><text:span text:style-name="T11">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span></text:p>
        </text:list-item>
      </text:list>
      <text:p text:style-name="P29"/>
      <text:p text:style-name="P30"><text:span text:style-name="T11">I</text:span><text:span text:style-name="T10">n the end we chose the second approach, as it meant we could keep a fluid design.</text:span></text:p>
      <text:p text:style-name="P18"/>
      <text:p text:style-name="P26">Inkscape and SVG</text:p>
      <text:p text:style-name="P26"/>
      <text:p text:style-name="P25">The slideshow images are open source stock photos from pixabay.com. When choosing images we made sure that they were the same size, so there would be no issues using them together in a slideshow.</text:p>
      <text:p text:style-name="P25"/>
      <text:p text:style-name="P25">Using Inkscape, we converted these to SVG images and added text captions describing some of the features of the website. We chose to use SVG here so that when the image is resized (by users with smaller displays) the text would still be readable.</text:p>
      <text:p text:style-name="P25"/>
      <text:p text:style-name="P27">Registration Page</text:p>
      <text:p text:style-name="P27">Contact Page</text:p>
      <text:p text:style-name="P27">Login Box</text:p>
      <text:p text:style-name="P27">About Page</text:p>
      <text:p text:style-name="P16"><text:span text:style-name="T7">Clock</text:span></text:p>
      <text:p text:style-name="P16"><text:soft-page-break/><text:span text:style-name="T4">Browser compatibility</text:span></text:p>
      <text:p text:style-name="P10">Server side implementations</text:p>
      <text:p text:style-name="P10">Evaluation</text:p>
      <text:p text:style-name="P11">Conclusion: potential additional features</text:p>
      <text:p text:style-name="P12">Anything else you can think of?</text:p>
      <text:p text:style-name="P10"/>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1H10M42S</meta:editing-duration>
    <meta:editing-cycles>13</meta:editing-cycles>
    <meta:generator>LibreOffice/4.2.8.2$Linux_X86_64 LibreOffice_project/420m0$Build-2</meta:generator>
    <dc:date>2016-03-08T00:27:17.614889861</dc:date>
    <meta:document-statistic meta:table-count="0" meta:image-count="0" meta:object-count="0" meta:page-count="3" meta:paragraph-count="44" meta:word-count="935" meta:character-count="5154" meta:non-whitespace-character-count="4269"/>
  </office:meta>
</office:document-meta>
</file>